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A0000017649604C8ACB3C9A3D.png" manifest:media-type="image/png"/>
  <manifest:file-entry manifest:full-path="Pictures/100002010000006000000060B77975A07FB45C4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textarea-horizontal-align="justify" draw:textarea-vertical-align="middle" draw:auto-grow-height="false" fo:min-height="2.042cm" fo:min-width="5.348cm"/>
    </style:style>
    <style:style style:name="gr4" style:family="graphic" style:parent-style-name="standard">
      <style:graphic-properties draw:textarea-horizontal-align="justify" draw:textarea-vertical-align="top" draw:auto-grow-height="false" fo:min-height="2.96cm" fo:min-width="2.71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.329cm" svg:height="1.329cm" draw:transform="rotate (-0.687485192360566) translate (3.891cm 10.576cm)">
          <draw:image xlink:href="Pictures/100002010000006000000060B77975A07FB45C49.png" xlink:type="simple" xlink:show="embed" xlink:actuate="onLoad">
            <text:p/>
          </draw:image>
        </draw:frame>
        <draw:frame draw:style-name="gr2" draw:text-style-name="P1" draw:layer="layout" svg:width="1.329cm" svg:height="1.329cm" draw:transform="rotate (-0.810356371700968) translate (5.51cm 10.184cm)">
          <draw:image xlink:href="Pictures/100002010000006000000060B77975A07FB45C49.png" xlink:type="simple" xlink:show="embed" xlink:actuate="onLoad">
            <text:p/>
          </draw:image>
        </draw:frame>
        <draw:frame draw:style-name="gr1" draw:text-style-name="P1" draw:layer="layout" svg:width="1.329cm" svg:height="1.329cm" draw:transform="rotate (-0.687485192360566) translate (5.237cm 8.822cm)">
          <draw:image xlink:href="Pictures/100002010000006000000060B77975A07FB45C49.png" xlink:type="simple" xlink:show="embed" xlink:actuate="onLoad">
            <text:p/>
          </draw:image>
        </draw:frame>
        <draw:custom-shape draw:style-name="gr3" draw:text-style-name="P2" draw:layer="layout" svg:width="6.096cm" svg:height="2.54cm" svg:x="6.096cm" svg:y="6.096cm">
          <text:p text:style-name="P2">Collective behavi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096cm" svg:height="2.54cm" svg:x="12.446cm" svg:y="13.208cm">
          <text:p text:style-name="P2">Escape respo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096cm" svg:height="2.54cm" svg:x="18.796cm" svg:y="6.096cm">
          <text:p text:style-name="P2">Mauthner circu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329cm" svg:height="1.329cm" draw:transform="rotate (-0.687485192360566) translate (17.607cm 11.084cm)">
          <draw:image xlink:href="Pictures/100002010000006000000060B77975A07FB45C49.png" xlink:type="simple" xlink:show="embed" xlink:actuate="onLoad">
            <text:p/>
          </draw:image>
        </draw:frame>
        <draw:frame draw:style-name="gr2" draw:text-style-name="P1" draw:layer="layout" svg:width="1.329cm" svg:height="1.329cm" draw:transform="rotate (-0.810356371700968) translate (19.226cm 10.692cm)">
          <draw:image xlink:href="Pictures/100002010000006000000060B77975A07FB45C49.png" xlink:type="simple" xlink:show="embed" xlink:actuate="onLoad">
            <text:p/>
          </draw:image>
        </draw:frame>
        <draw:frame draw:style-name="gr1" draw:text-style-name="P1" draw:layer="layout" svg:width="1.329cm" svg:height="1.329cm" draw:transform="rotate (-0.687485192360566) translate (18.953cm 9.33cm)">
          <draw:image xlink:href="Pictures/100002010000006000000060B77975A07FB45C49.png" xlink:type="simple" xlink:show="embed" xlink:actuate="onLoad">
            <text:p/>
          </draw:image>
        </draw:frame>
        <draw:frame draw:style-name="gr1" draw:text-style-name="P1" draw:layer="layout" svg:width="1.329cm" svg:height="1.329cm" draw:transform="rotate (-2.51693931430102) translate (12.121cm 9.831cm)">
          <draw:image xlink:href="Pictures/100002010000006000000060B77975A07FB45C49.png" xlink:type="simple" xlink:show="embed" xlink:actuate="onLoad">
            <text:p/>
          </draw:image>
        </draw:frame>
        <draw:frame draw:style-name="gr2" draw:text-style-name="P1" draw:layer="layout" svg:width="1.329cm" svg:height="1.329cm" draw:transform="rotate (-2.63981049364142) translate (12.086cm 11.496cm)">
          <draw:image xlink:href="Pictures/100002010000006000000060B77975A07FB45C49.png" xlink:type="simple" xlink:show="embed" xlink:actuate="onLoad">
            <text:p/>
          </draw:image>
        </draw:frame>
        <draw:frame draw:style-name="gr1" draw:text-style-name="P1" draw:layer="layout" svg:width="1.329cm" svg:height="1.329cm" draw:transform="rotate (-2.51693931430102) translate (13.473cm 11.581cm)">
          <draw:image xlink:href="Pictures/100002010000006000000060B77975A07FB45C49.png" xlink:type="simple" xlink:show="embed" xlink:actuate="onLoad">
            <text:p/>
          </draw:image>
        </draw:frame>
        <draw:custom-shape draw:style-name="gr4" draw:text-style-name="P2" draw:layer="layout" svg:width="3.556cm" svg:height="3.556cm" svg:x="0.508cm" svg:y="12.446cm">
          <text:p text:style-name="P2">You are</text:p>
          <text:p text:style-name="P2">here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126cm" svg:height="1.27cm" svg:x="0.762cm" svg:y="14.224cm">
          <draw:image xlink:href="Pictures/100002010000039A0000017649604C8ACB3C9A3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9:51:17.932585280</meta:creation-date>
    <dc:date>2018-01-24T20:29:46.070060305</dc:date>
    <meta:editing-duration>PT12M24S</meta:editing-duration>
    <meta:editing-cycles>2</meta:editing-cycles>
    <meta:generator>LibreOffice/5.2.7.2$Linux_X86_64 LibreOffice_project/20m0$Build-2</meta:generator>
    <meta:document-statistic meta:object-count="38"/>
  </office:meta>
</office:document-meta>
</file>